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Normal">
      <style:text-properties officeooo:rsid="0048eade" officeooo:paragraph-rsid="0048eade"/>
    </style:style>
    <style:style style:name="P3" style:family="paragraph" style:parent-style-name="Normal">
      <style:text-properties officeooo:paragraph-rsid="0048eade"/>
    </style:style>
    <style:style style:name="P4" style:family="paragraph" style:parent-style-name="Normal">
      <style:text-properties officeooo:rsid="0049a008" officeooo:paragraph-rsid="0049a008"/>
    </style:style>
    <style:style style:name="P5" style:family="paragraph" style:parent-style-name="Normal">
      <style:text-properties officeooo:rsid="004b5e31" officeooo:paragraph-rsid="004b5e31"/>
    </style:style>
    <style:style style:name="P6" style:family="paragraph" style:parent-style-name="Normal">
      <style:text-properties officeooo:paragraph-rsid="004b5e31"/>
    </style:style>
    <style:style style:name="P7" style:family="paragraph" style:parent-style-name="Normal" style:list-style-name="L1">
      <style:text-properties officeooo:paragraph-rsid="004b5e31"/>
    </style:style>
    <style:style style:name="P8" style:family="paragraph" style:parent-style-name="Normal" style:list-style-name="L1">
      <style:text-properties officeooo:paragraph-rsid="004c3951"/>
    </style:style>
    <style:style style:name="P9" style:family="paragraph" style:parent-style-name="Normal">
      <style:text-properties officeooo:paragraph-rsid="004c3951"/>
    </style:style>
    <style:style style:name="P10" style:family="paragraph" style:parent-style-name="Normal" style:list-style-name="L2">
      <style:text-properties officeooo:paragraph-rsid="004c3951"/>
    </style:style>
    <style:style style:name="P11" style:family="paragraph" style:parent-style-name="Normal" style:list-style-name="L3">
      <style:text-properties officeooo:paragraph-rsid="004c3951"/>
    </style:style>
    <style:style style:name="P12" style:family="paragraph" style:parent-style-name="Heading_20_1">
      <style:paragraph-properties fo:break-before="page"/>
      <style:text-properties officeooo:rsid="00312ee8" officeooo:paragraph-rsid="004df120"/>
    </style:style>
    <style:style style:name="P13" style:family="paragraph" style:parent-style-name="Normal">
      <style:text-properties officeooo:rsid="00312ee8" officeooo:paragraph-rsid="004df120"/>
    </style:style>
    <style:style style:name="P14" style:family="paragraph" style:parent-style-name="Heading_20_2">
      <style:text-properties officeooo:paragraph-rsid="004df120"/>
    </style:style>
    <style:style style:name="P15" style:family="paragraph" style:parent-style-name="Normal">
      <style:text-properties officeooo:rsid="003450fb" officeooo:paragraph-rsid="004df120"/>
    </style:style>
    <style:style style:name="P16" style:family="paragraph" style:parent-style-name="Normal" style:list-style-name="L4">
      <style:text-properties officeooo:rsid="0039eba3" officeooo:paragraph-rsid="004df120"/>
    </style:style>
    <style:style style:name="P17" style:family="paragraph" style:parent-style-name="Normal" style:list-style-name="L4">
      <style:text-properties officeooo:rsid="00312ee8" officeooo:paragraph-rsid="004df120"/>
    </style:style>
    <style:style style:name="P18" style:family="paragraph" style:parent-style-name="Normal" style:list-style-name="L4">
      <style:text-properties officeooo:rsid="0032ebec" officeooo:paragraph-rsid="004df120"/>
    </style:style>
    <style:style style:name="P19" style:family="paragraph" style:parent-style-name="Normal">
      <style:text-properties officeooo:rsid="0032ebec" officeooo:paragraph-rsid="004df120"/>
    </style:style>
    <style:style style:name="P20" style:family="paragraph" style:parent-style-name="Normal">
      <style:text-properties officeooo:rsid="0036b7b7" officeooo:paragraph-rsid="004df120"/>
    </style:style>
    <style:style style:name="P21" style:family="paragraph" style:parent-style-name="Normal">
      <style:text-properties officeooo:rsid="00383a33" officeooo:paragraph-rsid="004df120"/>
    </style:style>
    <style:style style:name="P22" style:family="paragraph" style:parent-style-name="Normal">
      <style:text-properties officeooo:rsid="00398960" officeooo:paragraph-rsid="004df120"/>
    </style:style>
    <style:style style:name="P23" style:family="paragraph" style:parent-style-name="Normal">
      <style:text-properties officeooo:rsid="00398960" officeooo:paragraph-rsid="004eec9f"/>
    </style:style>
    <style:style style:name="P24" style:family="paragraph" style:parent-style-name="Normal">
      <style:text-properties officeooo:rsid="004eec9f" officeooo:paragraph-rsid="004eec9f"/>
    </style:style>
    <style:style style:name="P25" style:family="paragraph" style:parent-style-name="Normal">
      <style:text-properties officeooo:rsid="003a6b5b" officeooo:paragraph-rsid="004df120"/>
    </style:style>
    <style:style style:name="P26" style:family="paragraph" style:parent-style-name="Preformatted_20_Text">
      <style:text-properties officeooo:paragraph-rsid="004df120"/>
    </style:style>
    <style:style style:name="P27" style:family="paragraph" style:parent-style-name="Normal">
      <style:text-properties officeooo:paragraph-rsid="004df120"/>
    </style:style>
    <style:style style:name="P28" style:family="paragraph" style:parent-style-name="Normal">
      <style:text-properties officeooo:rsid="003a964e" officeooo:paragraph-rsid="004df120"/>
    </style:style>
    <style:style style:name="P29" style:family="paragraph" style:parent-style-name="Normal">
      <style:text-properties officeooo:rsid="003d7ab4" officeooo:paragraph-rsid="004df120"/>
    </style:style>
    <style:style style:name="P30" style:family="paragraph" style:parent-style-name="Heading_20_1">
      <style:text-properties officeooo:paragraph-rsid="004f261b"/>
    </style:style>
    <style:style style:name="P31" style:family="paragraph" style:parent-style-name="Normal">
      <style:text-properties officeooo:rsid="0024e4ac" officeooo:paragraph-rsid="004f261b"/>
    </style:style>
    <style:style style:name="P32" style:family="paragraph" style:parent-style-name="Heading_20_2">
      <style:text-properties officeooo:rsid="0025f8a7" officeooo:paragraph-rsid="004f261b"/>
    </style:style>
    <style:style style:name="P33" style:family="paragraph" style:parent-style-name="Normal">
      <style:text-properties officeooo:rsid="0025f8a7" officeooo:paragraph-rsid="004f261b"/>
    </style:style>
    <style:style style:name="P34" style:family="paragraph" style:parent-style-name="Normal">
      <style:text-properties officeooo:rsid="00271cbb" officeooo:paragraph-rsid="004f261b"/>
    </style:style>
    <style:style style:name="P35" style:family="paragraph" style:parent-style-name="Normal">
      <style:text-properties officeooo:rsid="002fcae7" officeooo:paragraph-rsid="004f261b"/>
    </style:style>
    <style:style style:name="P36" style:family="paragraph" style:parent-style-name="Normal">
      <style:text-properties officeooo:rsid="004f261b" officeooo:paragraph-rsid="004f261b"/>
    </style:style>
    <style:style style:name="P37" style:family="paragraph" style:parent-style-name="Heading_20_2">
      <style:text-properties officeooo:paragraph-rsid="004f261b"/>
    </style:style>
    <style:style style:name="P38" style:family="paragraph" style:parent-style-name="Normal">
      <style:text-properties officeooo:paragraph-rsid="004f261b"/>
    </style:style>
    <style:style style:name="P39" style:family="paragraph" style:parent-style-name="Heading_20_3">
      <style:text-properties officeooo:rsid="002e65db" officeooo:paragraph-rsid="004f261b"/>
    </style:style>
    <style:style style:name="P40" style:family="paragraph" style:parent-style-name="Table_20_Contents">
      <style:text-properties officeooo:rsid="0029d9a9" officeooo:paragraph-rsid="004f261b"/>
    </style:style>
    <style:style style:name="P41" style:family="paragraph" style:parent-style-name="Table_20_Contents">
      <style:text-properties officeooo:rsid="002868dd" officeooo:paragraph-rsid="004f261b"/>
    </style:style>
    <style:style style:name="P42" style:family="paragraph" style:parent-style-name="Table_20_Contents">
      <style:text-properties officeooo:rsid="002c33bc" officeooo:paragraph-rsid="004f261b"/>
    </style:style>
    <style:style style:name="P43" style:family="paragraph" style:parent-style-name="Standard">
      <style:text-properties officeooo:rsid="002868dd" officeooo:paragraph-rsid="004f261b"/>
    </style:style>
    <style:style style:name="P44" style:family="paragraph" style:parent-style-name="Normal">
      <style:text-properties officeooo:rsid="002c33bc" officeooo:paragraph-rsid="004f261b"/>
    </style:style>
    <style:style style:name="P45" style:family="paragraph" style:parent-style-name="Normal">
      <style:text-properties officeooo:rsid="002e65db" officeooo:paragraph-rsid="004f261b"/>
    </style:style>
    <style:style style:name="P46" style:family="paragraph" style:parent-style-name="Heading_20_3">
      <style:text-properties officeooo:rsid="002d396c" officeooo:paragraph-rsid="004f261b"/>
    </style:style>
    <style:style style:name="P47" style:family="paragraph" style:parent-style-name="Heading_20_3">
      <style:text-properties officeooo:paragraph-rsid="004f261b"/>
    </style:style>
    <style:style style:name="P48" style:family="paragraph" style:parent-style-name="Normal">
      <style:text-properties officeooo:rsid="002868dd" officeooo:paragraph-rsid="004f261b"/>
    </style:style>
    <style:style style:name="P49" style:family="paragraph" style:parent-style-name="Normal">
      <style:text-properties officeooo:rsid="002954a2" officeooo:paragraph-rsid="004f261b"/>
    </style:style>
    <style:style style:name="P50" style:family="paragraph" style:parent-style-name="Normal">
      <style:text-properties officeooo:rsid="0029d9a9" officeooo:paragraph-rsid="004f261b"/>
    </style:style>
    <style:style style:name="P51" style:family="paragraph" style:parent-style-name="Standard">
      <style:text-properties officeooo:rsid="0029d9a9" officeooo:paragraph-rsid="004f261b"/>
    </style:style>
    <style:style style:name="P52" style:family="paragraph" style:parent-style-name="Normal">
      <style:text-properties officeooo:rsid="002af927" officeooo:paragraph-rsid="004f261b"/>
    </style:style>
    <style:style style:name="P53" style:family="paragraph" style:parent-style-name="Normal">
      <style:text-properties officeooo:rsid="0039bf87" officeooo:paragraph-rsid="004f261b"/>
    </style:style>
    <style:style style:name="P54" style:family="paragraph" style:parent-style-name="Table_20_Contents">
      <style:text-properties officeooo:rsid="002d396c" officeooo:paragraph-rsid="004f261b"/>
    </style:style>
    <style:style style:name="P55" style:family="paragraph" style:parent-style-name="Table_20_Heading">
      <style:text-properties officeooo:rsid="00271cbb" officeooo:paragraph-rsid="004f261b"/>
    </style:style>
    <style:style style:name="P56" style:family="paragraph" style:parent-style-name="Table_20_Contents">
      <style:text-properties officeooo:paragraph-rsid="004f261b"/>
    </style:style>
    <style:style style:name="T1" style:family="text">
      <style:text-properties officeooo:rsid="0046ac92"/>
    </style:style>
    <style:style style:name="T2" style:family="text">
      <style:text-properties officeooo:rsid="00472feb"/>
    </style:style>
    <style:style style:name="T3" style:family="text">
      <style:text-properties officeooo:rsid="0048eade"/>
    </style:style>
    <style:style style:name="T4" style:family="text">
      <style:text-properties officeooo:rsid="00492afd"/>
    </style:style>
    <style:style style:name="T5" style:family="text">
      <style:text-properties officeooo:rsid="0049a008"/>
    </style:style>
    <style:style style:name="T6" style:family="text">
      <style:text-properties fo:font-style="italic" style:font-style-asian="italic" style:font-style-complex="italic"/>
    </style:style>
    <style:style style:name="T7" style:family="text">
      <style:text-properties officeooo:rsid="004b5e31"/>
    </style:style>
    <style:style style:name="T8" style:family="text">
      <style:text-properties officeooo:rsid="004c1dd3"/>
    </style:style>
    <style:style style:name="T9" style:family="text">
      <style:text-properties fo:font-weight="bold" style:font-weight-asian="bold" style:font-weight-complex="bold"/>
    </style:style>
    <style:style style:name="T10" style:family="text">
      <style:text-properties officeooo:rsid="004c3951"/>
    </style:style>
    <style:style style:name="T11" style:family="text">
      <style:text-properties officeooo:rsid="004d599f"/>
    </style:style>
    <style:style style:name="T12" style:family="text">
      <style:text-properties officeooo:rsid="004df120"/>
    </style:style>
    <style:style style:name="T13" style:family="text">
      <style:text-properties officeooo:rsid="00312ee8"/>
    </style:style>
    <style:style style:name="T14" style:family="text">
      <style:text-properties officeooo:rsid="0032ebec"/>
    </style:style>
    <style:style style:name="T15" style:family="text">
      <style:text-properties officeooo:rsid="004eec9f"/>
    </style:style>
    <style:style style:name="T16" style:family="text">
      <style:text-properties officeooo:rsid="00398960"/>
    </style:style>
    <style:style style:name="T17" style:family="text">
      <style:text-properties officeooo:rsid="003bd4a8"/>
    </style:style>
    <style:style style:name="T18" style:family="text">
      <style:text-properties fo:color="#b2b2b2" loext:opacity="100%"/>
    </style:style>
    <style:style style:name="T19" style:family="text">
      <style:text-properties fo:color="#5983b0" loext:opacity="100%"/>
    </style:style>
    <style:style style:name="T20" style:family="text">
      <style:text-properties fo:color="#5983b0" loext:opacity="100%" officeooo:rsid="004eec9f"/>
    </style:style>
    <style:style style:name="T21" style:family="text">
      <style:text-properties fo:color="#b2b2b2" loext:opacity="100%" officeooo:rsid="003a964e"/>
    </style:style>
    <style:style style:name="T22" style:family="text">
      <style:text-properties officeooo:rsid="0024e4ac"/>
    </style:style>
    <style:style style:name="T23" style:family="text">
      <style:text-properties officeooo:rsid="004f261b"/>
    </style:style>
    <style:style style:name="T24" style:family="text">
      <style:text-properties officeooo:rsid="0025f8a7"/>
    </style:style>
    <style:style style:name="T25" style:family="text">
      <style:text-properties officeooo:rsid="00271cbb"/>
    </style:style>
    <style:style style:name="T26" style:family="text">
      <style:text-properties officeooo:rsid="0029d9a9"/>
    </style:style>
    <style:style style:name="T27" style:family="text">
      <style:text-properties officeooo:rsid="002e65db"/>
    </style:style>
    <style:style style:name="T28" style:family="text">
      <style:text-properties officeooo:rsid="0050d0aa"/>
    </style:style>
    <style:style style:name="T29" style:family="text">
      <style:text-properties officeooo:rsid="002954a2"/>
    </style:style>
    <style:style style:name="T30" style:family="text">
      <style:text-properties officeooo:rsid="0039bf87"/>
    </style:style>
    <style:style style:name="T31" style:family="text">
      <style:text-properties fo:font-weight="bold" officeooo:rsid="002af927" style:font-weight-asian="bold" style:font-weight-complex="bold"/>
    </style:style>
    <style:style style:name="T32" style:family="text">
      <style:text-properties officeooo:rsid="002af927"/>
    </style:style>
    <style:style style:name="T33" style:family="text">
      <style:text-properties officeooo:rsid="002d396c"/>
    </style:style>
    <style:style style:name="T34" style:family="text">
      <style:text-properties officeooo:rsid="0050fda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2">they</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
      <text:h text:style-name="Heading_20_2" text:outline-level="2"><text:soft-page-break/>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3">instead of preceding</text:span> it.</text:p>
      <text:p text:style-name="P2">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3">ever </text:span>the starting point.</text:p>
      <text:p text:style-name="Normal">Visual designers should never be forced to learn a markup language to express visual ideas, <text:span text:style-name="T3">especially one like XAML that has virtually no indexing, modular segregation, or consistency in construction</text:span>. <text:span text:style-name="T3">That type of markup language is a complete mess of unorganized characters and patterns, and should almost always be considered to be a type of 'hands-off' style structure that can be extremely useful only in automation; not at all helpful for maintaining, let alone 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2">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3"/>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he canvas should be alive, responsive, and reflective of every creative decision, <text:span text:style-name="T4">as is currently both expected and delivered in the wide variety of vector editors available today.</text:span></text:p>
      <text:p text:style-name="Normal"/>
      <text:h text:style-name="Heading_20_2" text:outline-level="2"><text:soft-page-break/>Semantic Flexibility</text:h>
      <text:p text:style-name="Normal">Naming, identification, and binding should <text:span text:style-name="T5">not only</text:span> be optional, <text:span text:style-name="T5">but purposefully </text:span>deferred. The system <text:span text:style-name="T5">not </text:span>demand <text:span text:style-name="T5">any</text:span> rigid declarations <text:span text:style-name="T5">while the art is in progress</text:span>. In other words, the <text:span text:style-name="T5">function of the </text:span><text:span text:style-name="T4">file </text:span>must adapt to <text:span text:style-name="T5">and accept </text:span>the artist<text:span text:style-name="T5">'s form</text:span>.</text:p>
      <text:p text:style-name="Normal"/>
      <text:h text:style-name="Heading_20_2" text:outline-level="2">Design as Dialogue</text:h>
      <text:p text:style-name="Normal">Tools should be collaborators, not gatekeepers.</text:p>
      <text:p text:style-name="Normal"><text:span text:style-name="T5">User interface</text:span> creation, <text:span text:style-name="T5">in general,</text:span> should feel <text:span text:style-name="T5">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4">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5">or even non-existent</text:span>. Artists should be able to create interfaces without needing to understand ANY programming paradigms, layout engines, or dependency properties.</text:p>
      <text:p text:style-name="P4">Those individuals understand what makes a view or use initiative intuitive to another person. They do not need to be involved in how that is going to be achieved in logic.</text:p>
      <text:p text:style-name="P4"/>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changing their mind.</text:p>
      <text:p text:style-name="Normal"/>
      <text:h text:style-name="Heading_20_1" text:outline-level="1">The Art Translator Role</text:h>
      <text:p text:style-name="P5">To achieve a perfectly systematic workflow, a new individual role is introduced; that of the <text:span text:style-name="T6">Art Translator</text:span>. This individual can perform in any combination of the other development roles, including artist or coder, when applicable by experience or team configuration, but this role doesn't require any of the other skills by default.</text:p>
      <text:p text:style-name="Normal">To support the artist's work, the translator is responsible for annotating the original vector art in such a way that it can quickly and deterministically be converted to a declarative format, presumably <text:span text:style-name="T7">either GTK 3, GTK 4, or </text:span>WinUI 3 XAML. Because this is seen as a non-destructive enhancement phase <text:span text:style-name="T8">for the art file</text:span>, the translator is expected not to make any visually identifiable changes to the original document, <text:span text:style-name="T7">but </text:span><text:span text:style-name="T8">instead, </text:span><text:span text:style-name="T7">to </text:span>add attributes, ordering, grouping, <text:soft-page-break/>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6">Following are some of the most notable responsibilities of the translator.</text:p>
      <text:p text:style-name="P6"/>
      <text:list text:style-name="L1">
        <text:list-item>
          <text:p text:style-name="P7"><text:span text:style-name="T9">Open and Analyze Art Files</text:span>. This includes SVGs, AIs, or other commonly recognized vector formats.</text:p>
        </text:list-item>
        <text:list-item>
          <text:p text:style-name="P7"><text:span text:style-name="T9">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8"><text:span text:style-name="T9">Assign Semantic Names</text:span>. Elements can be labeled meaningfully for future reference and code binding.</text:p>
        </text:list-item>
        <text:list-item>
          <text:p text:style-name="P8"><text:span text:style-name="T9">Set Declarative Properties</text:span>. Define layout, alignment, responsiveness, and interaction metadata.</text:p>
        </text:list-item>
        <text:list-item>
          <text:p text:style-name="P8"><text:span text:style-name="T9">Prepare for Conversion</text:span>. Ensure compatibility with tools like this one, enabling smooth transformation into <text:span text:style-name="T10">GTK, </text:span>XAML, or <text:span text:style-name="T10">even </text:span>other declarative formats like HTML/<text:span text:style-name="T10">CSS</text:span>.</text:p>
        </text:list-item>
      </text:list>
      <text:p text:style-name="Normal"/>
      <text:h text:style-name="Heading_20_2" text:outline-level="2">Skills Required</text:h>
      <text:p text:style-name="P9">The skills of the art translator are artisan in nature because they involve attention to both art and science.</text:p>
      <text:p text:style-name="P9"/>
      <text:list text:style-name="L2">
        <text:list-item>
          <text:p text:style-name="P10">Visual literacy and design sensitivity.</text:p>
        </text:list-item>
        <text:list-item>
          <text:p text:style-name="P10">Familiarity with UI frameworks and declarative languages.</text:p>
        </text:list-item>
        <text:list-item>
          <text:p text:style-name="P10">Understanding of accessibility and responsive design principles.</text:p>
        </text:list-item>
        <text:list-item>
          <text:p text:style-name="P10">Communication skills to collaborate effectively with both artists and developers.</text:p>
        </text:list-item>
      </text:list>
      <text:p text:style-name="Normal"/>
      <text:h text:style-name="Heading_20_2" text:outline-level="2">Tools of the Trade</text:h>
      <text:p text:style-name="Normal">The Art Translator may use specialized software that supports visual-to-declarative conversion, such as the following.</text:p>
      <text:p text:style-name="Normal"/>
      <text:list text:style-name="L3">
        <text:list-item>
          <text:p text:style-name="P11">Custom-built tools like this <text:span text:style-name="T10">SvgTools</text:span>.</text:p>
        </text:list-item>
        <text:list-item>
          <text:p text:style-name="P11"><text:soft-page-break/><text:span text:style-name="T10">Code-structure p</text:span>lugins for <text:span text:style-name="T10">visual </text:span>design platforms (e.g. Adobe XD, <text:span text:style-name="T10">Uno Platform for </text:span>Figma, <text:span text:style-name="T10">etc.</text:span>).</text:p>
        </text:list-item>
        <text:list-item>
          <text:p text:style-name="P11">Intermediate markup editors with visual previews <text:span text:style-name="T10">(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1">for</text:span> Defi<text:span text:style-name="T11">nition</text:span></text:h>
      <text:p text:style-name="Normal">Although, especially when used in a templating library approach like that offered by the Inkscape Symbol Set library, a group certainly can <text:span text:style-name="T11">singularly present</text:span> the behavior of one or more controls under its encapsulation, as in the case of a ComboBox <text:span text:style-name="T11">control</text:span>, which is a single control composed of multiple visual shapes, possibilities also exist where a group is only used to maintain coherence between multiple separate controls, as they would commonly be used, as is the case <text:span text:style-name="T11">when</text:span> a TextBox <text:span text:style-name="T11">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2" text:outline-level="1">Inkscape Limitations and Workarounds</text:h>
      <text:p text:style-name="P13">There are a few limitations <text:span text:style-name="T12">in Inkscape </text:span>to the streamlined implementation of this approach.</text:p>
      <text:p text:style-name="P13"/>
      <text:h text:style-name="P14" text:outline-level="2">Symbols Loose Their <text:span text:style-name="T13">User-Defined </text:span>Attributes</text:h>
      <text:p text:style-name="P15">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he step of adding a shape to the library effectively removes any statically defined user information that was meant to be repeated with every clone.</text:p>
      <text:p text:style-name="P13"><text:span text:style-name="T9">Limitation</text:span>: When using the Symbols library to create reusable object templates representing controls, newly created symbols loose their user-defined attributes when added to a symbol set.</text:p>
      <text:p text:style-name="P13"><text:span text:style-name="T9">Workaround</text:span>: The workaround for this condition is either of the following actions.</text:p>
      <text:list text:style-name="L4">
        <text:list-item>
          <text:p text:style-name="P16">When arranging the shapes for the template object, add the Role = "object-information" attribute to one of the members of the group, then set that element's NodeType and other attributes to the intended values for the full object, or;</text:p>
        </text:list-item>
        <text:list-item>
          <text:p text:style-name="P17">After <text:span text:style-name="T14">either the artist or the translator roles </text:span>updat<text:span text:style-name="T14">e the working UI control symbol set, open the SVG file in a text editor and add any appropriate static attributes to the symbol </text:span><text:span text:style-name="T15">(destructible, not recommended)</text:span><text:span text:style-name="T14">, or;</text:span></text:p>
        </text:list-item>
        <text:list-item>
          <text:p text:style-name="P18">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5">(redundant work cycle, not recommended)</text:span>.</text:p>
        </text:list-item>
      </text:list>
      <text:p text:style-name="P19"/>
      <text:h text:style-name="P14" text:outline-level="2">Symbols Are Created From Groups</text:h>
      <text:p text:style-name="P20">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0"><text:span text:style-name="T9">Limitation</text:span>: In Inkscape, symbols <text:span text:style-name="T15">can only </text:span>represent pre-grouped shape sets. If you add a primitive shape to the symbol library an automatically named group representing the symbol will be created and <text:span text:style-name="T15">your</text:span> shape will be added to that new group.</text:p>
      <text:p text:style-name="P20"><text:span text:style-name="T9">Workaround</text:span>: To assure that the new symbol is created with the name you intended, always create a group to contain your objects, no matter how few, then name that group accordingly prior to attaching it to the symbol set.</text:p>
      <text:p text:style-name="P20"/>
      <text:h text:style-name="P14" text:outline-level="2"><text:soft-page-break/>Symbols Are Not Alphabetically Sorted</text:h>
      <text:p text:style-name="P21">Especially when browsing through a very large list of components, the artist will most likely expect to <text:span text:style-name="T16">index quickly to the type of symbol needed next. As of Inkscape version 1.4, symbols are only listed in the specific order by which they were created.</text:span></text:p>
      <text:p text:style-name="P22"><text:span text:style-name="T9">Limitation</text:span>: Unless symbols are added to the set in a presorted order, they are not available in any kind of sorted order.</text:p>
      <text:p text:style-name="P23"><text:span text:style-name="T9">Workaround</text:span>: Each time the symbol set changes, the translator can be notified and can update the sorting order of the symbols in that library by editing them in the text-based SVG file.</text:p>
      <text:p text:style-name="P24">To sort symbols quickly and easily, use the command:</text:p>
      <text:p text:style-name="Preformatted_20_Text">SvgTools /action:SortSymbols /infile:{Filename}</text:p>
      <text:p text:style-name="P22"/>
      <text:h text:style-name="P14" text:outline-level="2">Text Structure is Critical in SVG</text:h>
      <text:p text:style-name="P25">If you use an auto-formatting HTML/<text:span text:style-name="T17">XML</text:span> editor for rearranging the symbols list in the defs section of the SVG file, you may quickly find that the text elements of your symbol no longer appear. This is due to a bug in the SVG parser that is not able to understand text and tspan arrangements in anything else than a certain pattern.</text:p>
      <text:p text:style-name="P25"><text:span text:style-name="T9">Limitation</text:span>: To avoid running into an Inkscape parser bug that will cause your the text elements of your symbol to be unreadable after pasting with an auto-formatting <text:span text:style-name="T17">XML</text:span> editor, make sure to preserve the following specific character flow pattern.</text:p>
      <text:p text:style-name="P26">&lt;symbol<text:span text:style-name="T18">\n</text:span></text:p>
      <text:p text:style-name="P26"><text:span text:style-name="T18">\s+</text:span>id="{<text:span text:style-name="T19">SymbolId</text:span>}"&gt;<text:span text:style-name="T18">\n</text:span></text:p>
      <text:p text:style-name="P26"><text:span text:style-name="T18">\s+</text:span>&lt;text<text:span text:style-name="T18">\n</text:span></text:p>
      <text:p text:style-name="P26"><text:span text:style-name="T18">\s+</text:span>xml:space="preserve"<text:span text:style-name="T18">\n</text:span></text:p>
      <text:p text:style-name="P26"><text:span text:style-name="T18">\s+</text:span>id="{<text:span text:style-name="T19">Unique</text:span><text:span text:style-name="T20">Text</text:span><text:span text:style-name="T19">Id</text:span>}"<text:span text:style-name="T18">\n</text:span></text:p>
      <text:p text:style-name="P26"><text:span text:style-name="T18">\s+</text:span>style="{<text:span text:style-name="T19">FontStyles</text:span>}"&gt;&lt;tspan<text:span text:style-name="T18">\n</text:span></text:p>
      <text:p text:style-name="P26"><text:span text:style-name="T18">\s+</text:span>x="{<text:span text:style-name="T19">TextXOffset</text:span>}"<text:span text:style-name="T18">\n</text:span></text:p>
      <text:p text:style-name="P26"><text:span text:style-name="T18">\s+</text:span>y="{<text:span text:style-name="T19">TextYOffset</text:span>}"<text:span text:style-name="T18">\n</text:span></text:p>
      <text:p text:style-name="P26"><text:span text:style-name="T18">\s+</text:span>id="{<text:span text:style-name="T19">Unique</text:span><text:span text:style-name="T20">TSpan</text:span><text:span text:style-name="T19">Id</text:span>}"&gt;<text:span text:style-name="T9">Text Here</text:span>&lt;/tspan&gt;&lt;/text&gt;<text:span text:style-name="T21">\n</text:span></text:p>
      <text:p text:style-name="P26"><text:span text:style-name="T18">\s+</text:span>&lt;/symbol&gt;<text:span text:style-name="T18">\n</text:span></text:p>
      <text:p text:style-name="P26"/>
      <text:p text:style-name="P27"><text:span text:style-name="T9">Workaround</text:span>: This issue can usually be avoided by temporarily turning off your auto-formatting feature while copying and pasting the SVG nodes that contain text tags.</text:p>
      <text:p text:style-name="P28"/>
      <text:h text:style-name="P14" text:outline-level="2">Symbol Contents are not Editable</text:h>
      <text:p text:style-name="P29">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29"><text:span text:style-name="T9">Limitation</text:span>: The inner elemental values of a symbol can not be set at time of canvas placement.</text:p>
      <text:p text:style-name="P29"><text:span text:style-name="T9">Workaround</text:span>: To work around this limitation, the artist will need to unlink the clone from the symbol set, after placing it on the canvas and before attempting to the set the properties, by <text:soft-page-break/>selecting the menu option <text:span text:style-name="T9">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29"/>
      <text:h text:style-name="P30" text:outline-level="1">Source File <text:span text:style-name="T22">Preparation</text:span></text:h>
      <text:p text:style-name="P31">To prepare the source SVG file for conversion, <text:span text:style-name="T23">the individual in the art translator role must assign associations identifying purpose and settings to </text:span>each <text:span text:style-name="T23">atomic </text:span>element.</text:p>
      <text:p text:style-name="P31">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31">The following sections describe the <text:span text:style-name="T24">steps and references used while translating the original file.</text:span></text:p>
      <text:p text:style-name="P31"/>
      <text:h text:style-name="P32" text:outline-level="2">Containerize the Contents</text:h>
      <text:p text:style-name="P33">Each of the visual elements on the canvas need<text:span text:style-name="T25">s</text:span> to be grouped into <text:span text:style-name="T25">a type of container that is conducive to the element in use.</text:span></text:p>
      <text:p text:style-name="P34">Beginning at the most specific elements <text:span text:style-name="T23">and working outward</text:span>, group items and define the purposes of those groups as described in the <text:span text:style-name="T9">Attribute Reference</text:span> section below.</text:p>
      <text:p text:style-name="P35">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36">To reiterate an earlier objective, make sure you don't change any visual aspects of the design in the process of preparing it.</text:p>
      <text:p text:style-name="P35"/>
      <text:h text:style-name="P37" text:outline-level="2">Attribute Reference</text:h>
      <text:p text:style-name="P34">Following are the common attributes, their meanings, intentions, and contexts. Every object on the canvas needs one or more of these attributes or warnings will be issued from the file converter.</text:p>
      <text:p text:style-name="P38"/>
      <text:h text:style-name="P39" text:outline-level="3">control:{PropertyName}</text:h>
      <table:table table:name="Table8" table:style-name="Table8">
        <table:table-column table:style-name="Table8.A"/>
        <table:table-column table:style-name="Table8.B"/>
        <table:table-row>
          <table:table-cell table:style-name="Table8.A1" office:value-type="string">
            <text:p text:style-name="P40">Required:</text:p>
          </table:table-cell>
          <table:table-cell table:style-name="Table8.A1" office:value-type="string">
            <text:p text:style-name="P40">No</text:p>
          </table:table-cell>
        </table:table-row>
        <table:table-row>
          <table:table-cell table:style-name="Table8.A1" office:value-type="string">
            <text:p text:style-name="P41">Type:</text:p>
          </table:table-cell>
          <table:table-cell table:style-name="Table8.A1" office:value-type="string">
            <text:p text:style-name="P41">String</text:p>
          </table:table-cell>
        </table:table-row>
        <text:soft-page-break/>
        <table:table-row>
          <table:table-cell table:style-name="Table8.A1" office:value-type="string">
            <text:p text:style-name="P41"><text:span text:style-name="T26">Values</text:span>:</text:p>
          </table:table-cell>
          <table:table-cell table:style-name="Table8.A1" office:value-type="string">
            <text:p text:style-name="P42">(<text:span text:style-name="T27">context appropriate</text:span>)</text:p>
          </table:table-cell>
        </table:table-row>
        <table:table-row>
          <table:table-cell table:style-name="Table8.A1" office:value-type="string">
            <text:p text:style-name="P41">Targets:</text:p>
          </table:table-cell>
          <table:table-cell table:style-name="Table8.A1" office:value-type="string">
            <text:p text:style-name="P41">All</text:p>
          </table:table-cell>
        </table:table-row>
      </table:table>
      <text:p text:style-name="P43"/>
      <text:p text:style-name="P44"><text:span text:style-name="T27">This attribute is used to set the value of the {PropertyName} property of the associated control</text:span>. <text:span text:style-name="T27">For example, if NodeType = "Window" and you wish to set the Title property to "My Form", then control:Title = "My Form" will accomplish that </text:span><text:span text:style-name="T28">task</text:span><text:span text:style-name="T27">.</text:span></text:p>
      <text:p text:style-name="P45">In this version, <text:span text:style-name="T28">n</text:span>o checking is <text:span text:style-name="T28">performed</text:span> to verify that the value is within a correct range, so you should always make sure to specify a valid value the target is known to accept.</text:p>
      <text:p text:style-name="P38"/>
      <text:h text:style-name="P46" text:outline-level="3">Height</text:h>
      <table:table table:name="Table10" table:style-name="Table10">
        <table:table-column table:style-name="Table10.A"/>
        <table:table-column table:style-name="Table10.B"/>
        <table:table-row>
          <table:table-cell table:style-name="Table10.A1" office:value-type="string">
            <text:p text:style-name="P40">Required:</text:p>
          </table:table-cell>
          <table:table-cell table:style-name="Table10.A1" office:value-type="string">
            <text:p text:style-name="P40">No</text:p>
          </table:table-cell>
        </table:table-row>
        <table:table-row>
          <table:table-cell table:style-name="Table10.A1" office:value-type="string">
            <text:p text:style-name="P41">Type:</text:p>
          </table:table-cell>
          <table:table-cell table:style-name="Table10.A1" office:value-type="string">
            <text:p text:style-name="P41">String</text:p>
          </table:table-cell>
        </table:table-row>
        <table:table-row>
          <table:table-cell table:style-name="Table10.A1" office:value-type="string">
            <text:p text:style-name="P41"><text:span text:style-name="T26">Values</text:span>:</text:p>
          </table:table-cell>
          <table:table-cell table:style-name="Table10.A1" office:value-type="string">
            <text:p text:style-name="P42"><text:span text:style-name="T28">{</text:span>numbe<text:span text:style-name="T28">r}[{</text:span>unit<text:span text:style-name="T28">}]</text:span>, Expand, Shrink</text:p>
          </table:table-cell>
        </table:table-row>
        <table:table-row>
          <table:table-cell table:style-name="Table10.A1" office:value-type="string">
            <text:p text:style-name="P41">Targets:</text:p>
          </table:table-cell>
          <table:table-cell table:style-name="Table10.A1" office:value-type="string">
            <text:p text:style-name="P41">All</text:p>
          </table:table-cell>
        </table:table-row>
      </table:table>
      <text:p text:style-name="P43"/>
      <text:p text:style-name="P44">When set to the specified number and unit, the height of the object will be set to allocate as much of that setting as possible. When set to <text:span text:style-name="T9">Expand</text:span>, the height of the object will attempt to take up available space. When set to <text:span text:style-name="T9">Shrink</text:span>, the height of the object will attempt to collapse to its smallest practical height, including padding and margins.</text:p>
      <text:p text:style-name="P38"/>
      <text:h text:style-name="P47" text:outline-level="3">Id</text:h>
      <table:table table:name="Table4" table:style-name="Table4">
        <table:table-column table:style-name="Table4.A"/>
        <table:table-column table:style-name="Table4.B"/>
        <table:table-row>
          <table:table-cell table:style-name="Table4.A1" office:value-type="string">
            <text:p text:style-name="P40">Required:</text:p>
          </table:table-cell>
          <table:table-cell table:style-name="Table4.A1" office:value-type="string">
            <text:p text:style-name="P40">Yes</text:p>
          </table:table-cell>
        </table:table-row>
        <table:table-row>
          <table:table-cell table:style-name="Table4.A1" office:value-type="string">
            <text:p text:style-name="P41">Type:</text:p>
          </table:table-cell>
          <table:table-cell table:style-name="Table4.A1" office:value-type="string">
            <text:p text:style-name="P41">String, Built-In</text:p>
          </table:table-cell>
        </table:table-row>
        <table:table-row>
          <table:table-cell table:style-name="Table4.A1" office:value-type="string">
            <text:p text:style-name="P41">Default:</text:p>
          </table:table-cell>
          <table:table-cell table:style-name="Table4.A1" office:value-type="string">
            <text:p text:style-name="P41">(Automatically Named)</text:p>
          </table:table-cell>
        </table:table-row>
        <table:table-row>
          <table:table-cell table:style-name="Table4.A1" office:value-type="string">
            <text:p text:style-name="P41">Targets:</text:p>
          </table:table-cell>
          <table:table-cell table:style-name="Table4.A1" office:value-type="string">
            <text:p text:style-name="P41">All</text:p>
          </table:table-cell>
        </table:table-row>
      </table:table>
      <text:p text:style-name="P48"/>
      <text:p text:style-name="P48">The built-in Id attribute is present on every SVG node, and unique within the document. If not used, it will be set automatically.</text:p>
      <text:p text:style-name="P48"><text:soft-page-break/></text:p>
      <text:h text:style-name="P47" text:outline-level="3">NodeType</text:h>
      <table:table table:name="Table5" table:style-name="Table5">
        <table:table-column table:style-name="Table5.A"/>
        <table:table-column table:style-name="Table5.B"/>
        <table:table-row>
          <table:table-cell table:style-name="Table5.A1" office:value-type="string">
            <text:p text:style-name="P40">Required:</text:p>
          </table:table-cell>
          <table:table-cell table:style-name="Table5.A1" office:value-type="string">
            <text:p text:style-name="P40">No</text:p>
          </table:table-cell>
        </table:table-row>
        <table:table-row>
          <table:table-cell table:style-name="Table5.A1" office:value-type="string">
            <text:p text:style-name="P41">Type:</text:p>
          </table:table-cell>
          <table:table-cell table:style-name="Table5.A1" office:value-type="string">
            <text:p text:style-name="P41">String, tag name</text:p>
          </table:table-cell>
        </table:table-row>
        <table:table-row>
          <table:table-cell table:style-name="Table5.A1" office:value-type="string">
            <text:p text:style-name="P41">Default:</text:p>
          </table:table-cell>
          <table:table-cell table:style-name="Table5.A1" office:value-type="string">
            <text:p text:style-name="P41">Panel</text:p>
          </table:table-cell>
        </table:table-row>
        <table:table-row>
          <table:table-cell table:style-name="Table5.A1" office:value-type="string">
            <text:p text:style-name="P41">Targets:</text:p>
          </table:table-cell>
          <table:table-cell table:style-name="Table5.A1" office:value-type="string">
            <text:p text:style-name="P41">All</text:p>
          </table:table-cell>
        </table:table-row>
      </table:table>
      <text:p text:style-name="P43"/>
      <text:p text:style-name="P48">Every visual element and its grouping structures need a NodeType attribute that identify the <text:span text:style-name="T29">tag name of the element.</text:span></text:p>
      <text:p text:style-name="P49">Whether or not, <text:span text:style-name="T28">as well as</text:span> how, certain child objects are converted are all partially <text:span text:style-name="T26">determined by</text:span> the tag name provided here.</text:p>
      <text:p text:style-name="P50">Check the sheets [Sv<text:span text:style-name="T28">gTools</text:span>Worksheet.ods.WinUI3Controls] and [ SvgTo<text:span text:style-name="T28">ols</text:span>Worksheet.ods.WinUI3Tags] for non-comprehensive list<text:span text:style-name="T28">s</text:span> of available tag names.</text:p>
      <text:p text:style-name="P50"/>
      <text:h text:style-name="P47" text:outline-level="3">Role</text:h>
      <table:table table:name="Table6" table:style-name="Table6">
        <table:table-column table:style-name="Table6.A"/>
        <table:table-column table:style-name="Table6.B"/>
        <table:table-row>
          <table:table-cell table:style-name="Table6.A1" office:value-type="string">
            <text:p text:style-name="P40">Required:</text:p>
          </table:table-cell>
          <table:table-cell table:style-name="Table6.A1" office:value-type="string">
            <text:p text:style-name="P40">No</text:p>
          </table:table-cell>
        </table:table-row>
        <table:table-row>
          <table:table-cell table:style-name="Table6.A1" office:value-type="string">
            <text:p text:style-name="P41">Type:</text:p>
          </table:table-cell>
          <table:table-cell table:style-name="Table6.A1" office:value-type="string">
            <text:p text:style-name="P41">String</text:p>
          </table:table-cell>
        </table:table-row>
        <table:table-row>
          <table:table-cell table:style-name="Table6.A1" office:value-type="string">
            <text:p text:style-name="P41"><text:span text:style-name="T26">Values</text:span>:</text:p>
          </table:table-cell>
          <table:table-cell table:style-name="Table6.A1" office:value-type="string">
            <text:p text:style-name="P40">background-color, height, <text:span text:style-name="T30">object-information, </text:span>width</text:p>
          </table:table-cell>
        </table:table-row>
        <table:table-row>
          <table:table-cell table:style-name="Table6.A1" office:value-type="string">
            <text:p text:style-name="P41">Targets:</text:p>
          </table:table-cell>
          <table:table-cell table:style-name="Table6.A1" office:value-type="string">
            <text:p text:style-name="P41">All</text:p>
          </table:table-cell>
        </table:table-row>
      </table:table>
      <text:p text:style-name="P51"/>
      <text:p text:style-name="P51">The role of this element on the form.</text:p>
      <text:p text:style-name="P51"/>
      <text:p text:style-name="P51"><text:span text:style-name="T9">background-color</text:span>. When this object is marked as having the background color role, the background color of the current control is set from this object.</text:p>
      <text:p text:style-name="P52"><text:span text:style-name="T9">height</text:span>. When marked as having the height role, the height of the current control is set from this object.</text:p>
      <text:p text:style-name="P53"><text:span text:style-name="T9">object-information</text:span>. When this role is selected for an element, the other common attributes for the parent group can be found in this object, like control:{PropertyName}, NodeType, Skip, and <text:soft-page-break/>others. This role is primarily used within an element of a symbol, whose outer attributes are stripped by certain editors when the object is added to the library.</text:p>
      <text:p text:style-name="P48"><text:span text:style-name="T31">width</text:span>. When marked as having the <text:span text:style-name="T32">width</text:span> role, the <text:span text:style-name="T32">width</text:span> of the current control is set from this object.<text:line-break/></text:p>
      <text:p text:style-name="P48"/>
      <text:h text:style-name="P46" text:outline-level="3">Skip</text:h>
      <table:table table:name="Table9" table:style-name="Table9">
        <table:table-column table:style-name="Table9.A"/>
        <table:table-column table:style-name="Table9.B"/>
        <table:table-row>
          <table:table-cell table:style-name="Table9.A1" office:value-type="string">
            <text:p text:style-name="P40">Required:</text:p>
          </table:table-cell>
          <table:table-cell table:style-name="Table9.A1" office:value-type="string">
            <text:p text:style-name="P40">No</text:p>
          </table:table-cell>
        </table:table-row>
        <table:table-row>
          <table:table-cell table:style-name="Table9.A1" office:value-type="string">
            <text:p text:style-name="P41">Type:</text:p>
          </table:table-cell>
          <table:table-cell table:style-name="Table9.A1" office:value-type="string">
            <text:p text:style-name="P54">Boolean</text:p>
          </table:table-cell>
        </table:table-row>
        <table:table-row>
          <table:table-cell table:style-name="Table9.A1" office:value-type="string">
            <text:p text:style-name="P41"><text:span text:style-name="T26">Values</text:span>:</text:p>
          </table:table-cell>
          <table:table-cell table:style-name="Table9.A1" office:value-type="string">
            <text:p text:style-name="P54">Yes, No, 1, 0, True, False</text:p>
          </table:table-cell>
        </table:table-row>
        <table:table-row>
          <table:table-cell table:style-name="Table9.A1" office:value-type="string">
            <text:p text:style-name="P41">Targets:</text:p>
          </table:table-cell>
          <table:table-cell table:style-name="Table9.A1" office:value-type="string">
            <text:p text:style-name="P41">All</text:p>
          </table:table-cell>
        </table:table-row>
      </table:table>
      <text:p text:style-name="P51"/>
      <text:p text:style-name="P51"><text:span text:style-name="T33">Value indicating whether to skip this item in conversion</text:span>. <text:span text:style-name="T33">This is typically used when an element is present for effect or example only and will not be a part of the UI.</text:span></text:p>
      <text:p text:style-name="P43"/>
      <text:h text:style-name="P47" text:outline-level="3">Width</text:h>
      <table:table table:name="Table7" table:style-name="Table7">
        <table:table-column table:style-name="Table7.A"/>
        <table:table-column table:style-name="Table7.B"/>
        <table:table-row>
          <table:table-cell table:style-name="Table7.A1" office:value-type="string">
            <text:p text:style-name="P40">Required:</text:p>
          </table:table-cell>
          <table:table-cell table:style-name="Table7.A1" office:value-type="string">
            <text:p text:style-name="P40">No</text:p>
          </table:table-cell>
        </table:table-row>
        <table:table-row>
          <table:table-cell table:style-name="Table7.A1" office:value-type="string">
            <text:p text:style-name="P41">Type:</text:p>
          </table:table-cell>
          <table:table-cell table:style-name="Table7.A1" office:value-type="string">
            <text:p text:style-name="P41">String</text:p>
          </table:table-cell>
        </table:table-row>
        <table:table-row>
          <table:table-cell table:style-name="Table7.A1" office:value-type="string">
            <text:p text:style-name="P41"><text:span text:style-name="T26">Values</text:span>:</text:p>
          </table:table-cell>
          <table:table-cell table:style-name="Table7.A1" office:value-type="string">
            <text:p text:style-name="P42"><text:span text:style-name="T34">{</text:span>number<text:span text:style-name="T34">}[{</text:span>unit<text:span text:style-name="T34">}]</text:span>, Expand, Shrink</text:p>
          </table:table-cell>
        </table:table-row>
        <table:table-row>
          <table:table-cell table:style-name="Table7.A1" office:value-type="string">
            <text:p text:style-name="P41">Targets:</text:p>
          </table:table-cell>
          <table:table-cell table:style-name="Table7.A1" office:value-type="string">
            <text:p text:style-name="P41">All</text:p>
          </table:table-cell>
        </table:table-row>
      </table:table>
      <text:p text:style-name="P43"/>
      <text:p text:style-name="P44">When set to the specified number and unit, the width of the object will be set to allocate as much of that setting as possible. When set to <text:span text:style-name="T9">Expand</text:span>, the width of the object will attempt to take up available space. When set to <text:span text:style-name="T9">Shrink</text:span>, the width of the object will attempt to collapse to its smallest practical width, including padding and margins.</text:p>
      <text:p text:style-name="P38"/>
      <text:p text:style-name="P38"/>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5">Name</text:p>
            </table:table-cell>
            <table:table-cell table:style-name="SVGAttributeReferences.A1" office:value-type="string">
              <text:p text:style-name="P55">Type</text:p>
            </table:table-cell>
            <table:table-cell table:style-name="SVGAttributeReferences.A1" office:value-type="string">
              <text:p text:style-name="P55">Values</text:p>
            </table:table-cell>
            <table:table-cell table:style-name="SVGAttributeReferences.A1" office:value-type="string">
              <text:p text:style-name="P55">Default</text:p>
            </table:table-cell>
            <table:table-cell table:style-name="SVGAttributeReferences.A1" office:value-type="string">
              <text:p text:style-name="P55">Targets</text:p>
            </table:table-cell>
            <table:table-cell table:style-name="SVGAttributeReferences.A1" office:value-type="string">
              <text:p text:style-name="P55">Description</text:p>
            </table:table-cell>
          </table:table-row>
        </table:table-header-rows>
        <table:table-row>
          <table:table-cell table:style-name="SVGAttributeReferences.A1" office:value-type="string">
            <text:p text:style-name="P56"/>
          </table:table-cell>
          <table:table-cell table:style-name="SVGAttributeReferences.A1" office:value-type="string">
            <text:p text:style-name="P56"/>
          </table:table-cell>
          <table:table-cell table:style-name="SVGAttributeReferences.A1" office:value-type="string">
            <text:p text:style-name="P56"/>
          </table:table-cell>
          <table:table-cell table:style-name="SVGAttributeReferences.A1" office:value-type="string">
            <text:p text:style-name="P56"/>
          </table:table-cell>
          <table:table-cell table:style-name="SVGAttributeReferences.A1" office:value-type="string">
            <text:p text:style-name="P56"/>
          </table:table-cell>
          <table:table-cell table:style-name="SVGAttributeReferences.A1" office:value-type="string">
            <text:p text:style-name="P56"/>
          </table:table-cell>
        </table:table-row>
      </table:table>
      <text:p text:style-name="P38"><text:soft-page-break/></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title>DocumentTemplate</dc:title>
    <dc:description/>
    <dc:subject/>
    <meta:creation-date>2025-08-25T09:18:42.952882200</meta:creation-date>
    <meta:editing-cycles>16</meta:editing-cycles>
    <meta:editing-duration>PT1H31M21S</meta:editing-duration>
    <dc:date>2025-08-25T10:50:09.732130900</dc:date>
    <meta:document-statistic meta:table-count="8" meta:image-count="0" meta:object-count="0" meta:page-count="12" meta:paragraph-count="194" meta:word-count="3339" meta:character-count="20999" meta:non-whitespace-character-count="17784"/>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